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" style:master-page-name="First_20_Page">
      <style:paragraph-properties style:page-number="auto"/>
    </style:style>
    <style:style style:name="P18" style:family="paragraph" style:parent-style-name="Text_20_body" style:master-page-name="Standard">
      <style:paragraph-properties style:page-number="1"/>
    </style:style>
    <style:style style:name="P19" style:family="paragraph" style:parent-style-name="Text_20_body">
      <style:paragraph-properties fo:margin-left="1.251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 style:list-style-name="L1">
      <style:paragraph-properties fo:text-align="center" style:justify-single-word="false"/>
    </style:style>
    <style:style style:name="P26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user-defined style:data-style-name="N0" text:name="Procedure">HUNagScreen Dialog</text:user-defined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9T10:44:55.06">Apr 29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1<text:tab/>Introduction<text:tab/>1</text:p>
          <text:p text:style-name="P22">2<text:tab/>Setup<text:tab/>1</text:p>
          <text:p text:style-name="P22">3<text:tab/>Initial Program Launch with No .ini or User files.<text:tab/>1</text:p>
          <text:p text:style-name="P23">3.1<text:tab/>Appendix 1<text:tab/>4</text:p>
          <text:p text:style-name="P23">3.2<text:tab/>Appendix 2<text:tab/>4</text:p>
        </text:index-body>
      </text:table-of-content>
      <text:p text:style-name="Text_20_body"/>
      <text:p text:style-name="P18"/>
      <text:h text:style-name="Heading_20_1" text:outline-level="1">Introduction</text:h>
      <text:p text:style-name="Text_20_body">This document contains the complete suite of Software Test Procedures for the HUNagScreen 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3"><text:span text:style-name="T2">AppSettings</text:span>; and,</text:p>
      <text:p text:style-name="P13"><text:span text:style-name="T2">HURegistration</text:span>.</text:p>
      <text:p text:style-name="P20">Delete the followiing Files and Directories :</text:p>
      <text:p text:style-name="P13"><text:span text:style-name="T2">AppData/Roaming/RVMasterLog</text:span> directory. This will also delete all Subdirectories; snd,</text:p>
      <text:p text:style-name="P13"><text:span text:style-name="T2">RVMasterLog.ini</text:span>. If necessary, rename or save the current .ini file so it can be reloaded upon completion of the test suite if needed..</text:p>
      <text:h text:style-name="Heading_20_1" text:outline-level="1">Initial Program Launch with No .ini or User files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3194882770406088162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008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066844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845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27">Select the &lt;<text:span text:style-name="T2">Yes</text:span>&gt; button of the <text:s text:c="2"/><text:span text:style-name="T2">erNoDataDirectoriesFound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573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imCreateUserDirs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441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Read Settings INI file</text:span>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356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NagScreen</text:span> is displayed at screen centr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167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Title bar</text:span>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185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Title bar</text:span> only displays the text “<text:span text:style-name="T2">RVMasterLog.exe</text:span>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079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NagScreen</text:span> contains a memo box containing the text <text:span text:style-name="T2">cstrMemoText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518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NagScreen</text:span>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630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4">A &lt;<text:span text:style-name="T2">Help</text:span>&gt; button on the left that is <text:s/>enabled. <text:span text:style-name="T2">enabled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035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4">A &lt;<text:span text:style-name="T2">Yes</text:span>&gt; button to the right that is <text:span text:style-name="T2">enabl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819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4">A &lt;<text:span text:style-name="T2">No</text:span>&gt; button on the right that is <text:span text:style-name="T2">enabl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5600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4">Ensure the &lt;<text:span text:style-name="T2">Yes</text:span>&gt; button ha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028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680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391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929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Press the &lt;<text:span text:style-name="T2">TAB</text:span>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651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&lt;<text:span text:style-name="T2">No</text:span>&gt; button receive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523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Press the &lt;<text:span text:style-name="T2">TAB</text:span>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5696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&lt;<text:span text:style-name="T2">Help</text:span>&gt; button receive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538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Press the &lt;<text:span text:style-name="T2">TAB</text:span>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174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6">Ensure the &lt;<text:span text:style-name="T2">Yes</text:span>&gt; button ha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5606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984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710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692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2">Select the &lt;<text:span text:style-name="T2">Help</text:span>&gt; button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0656413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12">Ensure the Information message <text:span text:style-name="T2">imNotImplementedMsg</text:span>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8508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1">message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8894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>Select the &lt;<text:span text:style-name="T2">No</text:span>&gt; button of the <text:span text:style-name="T2">Nag Screen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4002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>Ensure the <text:span text:style-name="T2">NagScreen</text:span> is <text:span text:style-name="T2">dismiss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7610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>Ensure the <text:span text:style-name="T2">Main Form</text:span> of the application is <text:span text:style-name="T2">display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6781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><text:span text:style-name="T2">Terminate</text:span>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7641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15">Delete the <text:span text:style-name="T2">AppData/Roaming/RVMasterLog</text:span>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4680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><text:span text:style-name="T2">Delete</text:span> the <text:span text:style-name="T2">,ini fil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9723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305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662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27">Select the &lt;<text:span text:style-name="T2">Yes</text:span>&gt; button of the <text:s text:c="2"/><text:span text:style-name="T2">erNoDataDirectoriesFound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988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imCreateUserDirs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728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Read Settings INI file</text:span>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6557" text:continue-numbering="true" text:style-name="L1">
              <text:list-item>
                <text:p text:style-name="P26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552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Yes</text:span>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870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Registration</text:span>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774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Cancel</text:span>&gt; button to dismiss the <text:s/><text:span text:style-name="T2">HURegistration</text:span>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713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xxx</text:span>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408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0726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028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>Delete the <text:span text:style-name="T2">AppData/Roaming/RVMasterLog</text:span>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665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Delete the <text:span text:style-name="T2">current .ini fil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5180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099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162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063724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141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55926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131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918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353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Register Later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6728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OK&gt; button to dismiss the Register Later <text:s/>message.</text:p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3065560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890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4479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63748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NagScreen DIalog</text:title></text:p>
      </style:header>
      <style:footer>
        <text:p text:style-name="MP2">Page <text:page-number text:select-page="current">1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4H27M3S</meta:editing-duration>
    <meta:editing-cycles>79</meta:editing-cycles>
    <dc:title>HUNagScreen DIalog</dc:title>
    <meta:creation-date>2019-04-03T17:35:45.61</meta:creation-date>
    <meta:initial-creator>Hew Lines</meta:initial-creator>
    <dc:date>2019-04-29T10:44:54.89</dc:date>
    <dc:creator>Hew Lines</dc:creator>
    <meta:printed-by>Hew Lines</meta:printed-by>
    <meta:print-date>2019-04-29T09:46:03.52</meta:print-date>
    <meta:document-statistic meta:table-count="1" meta:image-count="0" meta:object-count="0" meta:page-count="6" meta:paragraph-count="84" meta:word-count="528" meta:character-count="3308"/>
    <meta:user-defined meta:name="Procedure">HUNagScreen Dialog</meta:user-defined>
    <meta:user-defined meta:name="Volume">1.0.0</meta:user-defined>
  </office:meta>
</office:document-meta>
</file>